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01" style:display-name="TABELA_01" style:family="table">
      <style:table-properties style:width="16.999cm" table:align="margins"/>
    </style:style>
    <style:style style:name="TABELA_5f_01.A" style:display-name="TABELA_01.A" style:family="table-column">
      <style:table-column-properties style:column-width="5.666cm" style:rel-column-width="21845*"/>
    </style:style>
    <style:style style:name="TABELA_5f_01.A1" style:display-name="TABELA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01.C1" style:display-name="TABELA_01.C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01.A2" style:display-name="TABELA_01.A2" style:family="table-cell">
      <style:table-cell-properties fo:padding="0.097cm" fo:border-left="0.002cm solid #000000" fo:border-right="none" fo:border-top="none" fo:border-bottom="0.002cm solid #000000"/>
    </style:style>
    <style:style style:name="TABELA_5f_01.C2" style:display-name="TABELA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02" style:display-name="TABELA_02" style:family="table">
      <style:table-properties style:width="16.999cm" table:align="margins"/>
    </style:style>
    <style:style style:name="TABELA_5f_02.A" style:display-name="TABELA_02.A" style:family="table-column">
      <style:table-column-properties style:column-width="3.399cm" style:rel-column-width="13107*"/>
    </style:style>
    <style:style style:name="TABELA_5f_02.A1" style:display-name="TABELA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02.C1" style:display-name="TABELA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02.E1" style:display-name="TABELA_02.E1" style:family="table-cell">
      <style:table-cell-properties fo:padding="0.097cm" fo:border="0.002cm solid #000000"/>
    </style:style>
    <style:style style:name="P1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5" style:family="paragraph" style:parent-style-name="Table_20_Contents"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6" style:family="paragraph" style:parent-style-name="Header">
      <style:text-properties style:font-name="Verdana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ODFReport</text:p>
      <text:p text:style-name="Preformatted_20_Text"/>
      <text:p text:style-name="Preformatted_20_Text">[TAG_01] é a primeira tag.</text:p>
      <text:p text:style-name="Preformatted_20_Text"><text:span text:style-name="T2">[TAG_02]</text:span> é outra tag, formatada.</text:p>
      <text:p text:style-name="Preformatted_20_Text"/>
      <text:p text:style-name="Preformatted_20_Text"/>
      <text:p text:style-name="Preformatted_20_Text">Tabelas</text:p>
      <text:p text:style-name="Preformatted_20_Text"/>
      <table:table table:name="TABELA_01" table:style-name="TABELA_5f_01">
        <table:table-column table:style-name="TABELA_5f_01.A" table:number-columns-repeated="3"/>
        <table:table-row>
          <table:table-cell table:style-name="TABELA_5f_01.A1" office:value-type="string">
            <text:p text:style-name="P3">HEADER1</text:p>
          </table:table-cell>
          <table:table-cell table:style-name="TABELA_5f_01.A1" office:value-type="string">
            <text:p text:style-name="P3">HEADER2</text:p>
          </table:table-cell>
          <table:table-cell table:style-name="TABELA_5f_01.C1" office:value-type="string">
            <text:p text:style-name="P3">HEADER3</text:p>
          </table:table-cell>
        </table:table-row>
        <table:table-row>
          <table:table-cell table:style-name="TABELA_5f_01.A2" office:value-type="string">
            <text:p text:style-name="P2">[CAMPO_01]</text:p>
          </table:table-cell>
          <table:table-cell table:style-name="TABELA_5f_01.A2" office:value-type="string">
            <text:p text:style-name="P4">[CAMPO_02]</text:p>
          </table:table-cell>
          <table:table-cell table:style-name="TABELA_5f_01.C2" office:value-type="string">
            <text:p text:style-name="P2">[CAMPO_03]</text:p>
          </table:table-cell>
        </table:table-row>
      </table:table>
      <text:p text:style-name="Preformatted_20_Text"/>
      <text:p text:style-name="Preformatted_20_Text"/>
      <table:table table:name="TABELA_02" table:style-name="TABELA_5f_02">
        <table:table-column table:style-name="TABELA_5f_02.A" table:number-columns-repeated="5"/>
        <table:table-row>
          <table:table-cell table:style-name="TABELA_5f_02.A1" office:value-type="string">
            <text:p text:style-name="P2">[CAMPO_04]</text:p>
          </table:table-cell>
          <table:table-cell table:style-name="TABELA_5f_02.A1" office:value-type="string">
            <text:p text:style-name="P5">[CAMPO_05]</text:p>
          </table:table-cell>
          <table:table-cell table:style-name="TABELA_5f_02.C1" office:value-type="string">
            <text:p text:style-name="P2">[CAMPO_06]</text:p>
          </table:table-cell>
          <table:table-cell table:style-name="TABELA_5f_02.C1" office:value-type="string">
            <text:p text:style-name="P2">[CAMPO_07]</text:p>
          </table:table-cell>
          <table:table-cell table:style-name="TABELA_5f_02.E1" office:value-type="string">
            <text:p text:style-name="P2">[CAMPO_08]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mpo no Cabeçalho--&gt; <text:span text:style-name="MT1">[CAMPO_CAB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7-15T14:35:26</dc:date>
    <dc:creator>sandro duarte</dc:creator>
    <meta:generator>BrOffice.org/3.1$Unix OpenOffice.org_project/310m11$Build-9399</meta:generator>
    <meta:editing-duration>PT00H06M25S</meta:editing-duration>
    <meta:editing-cycles>2</meta:editing-cycles>
    <meta:document-statistic meta:table-count="2" meta:image-count="0" meta:object-count="0" meta:page-count="1" meta:paragraph-count="16" meta:word-count="29" meta:character-count="214"/>
  </office:meta>
</office:document-meta>
</file>